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LazyResolutionProxyClass( DependencyDescriptor descriptor ,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neIfNecess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SuggestedValue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Qualifier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LazyResolutionProxyIfNecessary( DependencyDescriptor descriptor ,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Required(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AutowireCandidate( BeanDefinitionHolder bdHolder ,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